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311cm" style:rel-column-width="32039*"/>
    </style:style>
    <style:style style:name="Table1.B" style:family="table-column">
      <style:table-column-properties style:column-width="3.778cm" style:rel-column-width="14563*"/>
    </style:style>
    <style:style style:name="Table1.C" style:family="table-column">
      <style:table-column-properties style:column-width="4.911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9a3b"/>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style style:name="P41" style:family="paragraph" style:parent-style-name="Text_20_body" style:list-style-name="L33">
      <style:text-properties officeooo:paragraph-rsid="00179a3b"/>
    </style:style>
    <style:style style:name="P42" style:family="paragraph" style:parent-style-name="Text_20_body" style:list-style-name="L34">
      <style:paragraph-properties fo:margin-top="0cm" fo:margin-bottom="0cm" style:contextual-spacing="false"/>
    </style:style>
    <style:style style:name="P43" style:family="paragraph" style:parent-style-name="Text_20_body" style:list-style-name="L35">
      <style:paragraph-properties fo:margin-top="0cm" fo:margin-bottom="0cm" style:contextual-spacing="false"/>
    </style:style>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paragraph-properties fo:margin-top="0cm" fo:margin-bottom="0cm" style:contextual-spacing="false"/>
    </style:style>
    <style:style style:name="P47" style:family="paragraph" style:parent-style-name="Text_20_body">
      <style:text-properties officeooo:paragraph-rsid="00179a3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style-asian="italic" style:font-style-complex="italic"/>
    </style:style>
    <style:style style:name="T5" style:family="text">
      <style:text-properties fo:font-variant="normal" fo:text-transform="none" style:text-position="0% 100%" fo:font-style="italic" style:text-underline-style="none" fo:font-weight="normal" style:font-style-asian="italic" style:font-style-complex="italic"/>
    </style:style>
    <style:style style:name="T6" style:family="text">
      <style:text-properties fo:font-variant="normal" fo:text-transform="none" style:text-position="0% 100%" style:text-underline-style="none" fo:font-weight="normal"/>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Eriksson and colleagues <text:reference-mark-start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5WxiWLidf"/>(2019)<text:reference-mark-end text:name="ZOTERO_ITEM CSL_CITATION {&quot;citationID&quot;:&quot;jbalbgzx&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5WxiWLidf"/> using gameplay design patterns with young people which drew inspiration from research on value of design patterns as a form of “intermediate-level concept” <text:reference-mark-start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0td9lj75r"/>(Barendregt et al., 2018)<text:reference-mark-end text:name="ZOTERO_ITEM CSL_CITATION {&quot;citationID&quot;:&quot;yyshtqjr&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0td9lj75r"/>, a form of “representation of knowledge in-between general theories and particular artefacts in terms of abstraction and generalizability” <text:reference-mark-start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CxtZCdVf6n"/>(Eriksson et al., 2019:15)<text:reference-mark-end text:name="ZOTERO_ITEM CSL_CITATION {&quot;citationID&quot;:&quot;prwlykv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CxtZCdVf6n"/>.</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7">
        <text:list-item>
          <text:p text:style-name="P34">As a research framework - Eriksson et al.</text:p>
        </text:list-item>
        <text:list-item>
          <text:p text:style-name="P34">A facilitator / design framework -</text:p>
        </text:list-item>
        <text:list-item>
          <text:p text:style-name="P34">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ext:soft-page-break/>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D&quot;:&quot;huhlfeho&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4HskrYNXi8"/>(Hazzan, 2002)<text:reference-mark-end text:name="ZOTERO_ITEM CSL_CITATION {&quot;citationID&quot;:&quot;huhlfeho&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4HskrYNXi8"/>.</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in most abstract way via explicit teaching. Grover <text:reference-mark-start text:name="ZOTERO_ITEM CSL_CITATION {&quot;citationID&quot;:&quot;jtjhgpgd&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DS6bCwwpDS"/>(Grover and Pea, 2013, 2017)<text:reference-mark-end text:name="ZOTERO_ITEM CSL_CITATION {&quot;citationID&quot;:&quot;jtjhgpgd&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DS6bCwwpDS"/>, Guzdial <text:reference-mark-start text:name="ZOTERO_ITEM CSL_CITATION {&quot;citationID&quot;:&quot;gutrzqtc&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LQB8wHXHkR"/>(Guzdial, 2015)<text:reference-mark-end text:name="ZOTERO_ITEM CSL_CITATION {&quot;citationID&quot;:&quot;gutrzqtc&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LQB8wHXHkR"/>- offer explicit techniques linked with computer coding. Bell and colleagues <text:reference-mark-start text:name="ZOTERO_ITEM CSL_CITATION {&quot;citationID&quot;:&quot;ezfxdzbw&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kx5WEO379b"/>(Bell and Lodi, 2019)<text:reference-mark-end text:name="ZOTERO_ITEM CSL_CITATION {&quot;citationID&quot;:&quot;ezfxdzbw&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kx5WEO379b"/>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D&quot;:&quot;oplrcnt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wcJxBR56lg"/>(Brennan and Resnick, 2012)<text:reference-mark-end text:name="ZOTERO_ITEM CSL_CITATION {&quot;citationID&quot;:&quot;oplrcnt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wcJxBR56lg"/>,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vztxzrme&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W3wJgV0x4S"/>(Waite et al., 2016)<text:reference-mark-end text:name="ZOTERO_ITEM CSL_CITATION {&quot;citationID&quot;:&quot;vztxzrme&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W3wJgV0x4S"/>, their approach to abstraction <text:reference-mark-start text:name="ZOTERO_ITEM CSL_CITATION {&quot;citationID&quot;:&quot;gbqfqnzh&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WUNcBKUst"/>(Waite et al., 2018a)<text:reference-mark-end text:name="ZOTERO_ITEM CSL_CITATION {&quot;citationID&quot;:&quot;gbqfqnzh&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WUNcBKUst"/>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aipvgrmm&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3yR1ZPRGh"/>(Waite et al., 2018a)<text:reference-mark-end text:name="ZOTERO_ITEM CSL_CITATION {&quot;citationID&quot;:&quot;aipvgrmm&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53yR1ZPRGh"/>.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D&quot;:&quot;epqsitfx&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LpxnsYWkeB"/>(Cutts et al., 2012; Statter and Armoni, 2016)<text:reference-mark-end text:name="ZOTERO_ITEM CSL_CITATION {&quot;citationID&quot;:&quot;epqsitfx&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LpxnsYWkeB"/>, states the value of learners knowing at what level of abstraction they are operating and a fluency of movement between the levels. Waite and Sentence’s later work synthesised this approach with interpretation <text:soft-page-break/>of levels of abstraction and semantic waves in a computing education aligned with a UK curricular context <text:reference-mark-start text:name="ZOTERO_ITEM CSL_CITATION {&quot;citationID&quot;:&quot;joprhuhi&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waGcZW9MIa"/>(Sentance and Waite, 2017)<text:reference-mark-end text:name="ZOTERO_ITEM CSL_CITATION {&quot;citationID&quot;:&quot;joprhuhi&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waGcZW9MIa"/>. The focus of semantic waves aimed at teachers to help them design learning experiences which allow for participant shifts in LOA perspectives. </text:p>
      <text:p text:style-name="Text_20_body">Following Waite et al. interpretation, in the Use stage of the UMC model <text:reference-mark-start text:name="ZOTERO_ITEM CSL_CITATION {&quot;citationID&quot;:&quot;sdrjuyx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pnXuca9Bg"/>(Lee et al., 2011)<text:reference-mark-end text:name="ZOTERO_ITEM CSL_CITATION {&quot;citationID&quot;:&quot;sdrjuyx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pnXuca9Bg"/>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hwmmwmh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DBmVuJ67oK"/>(1990)<text:reference-mark-end text:name="ZOTERO_ITEM CSL_CITATION {&quot;citationID&quot;:&quot;hwmmwmhe&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DBmVuJ67oK"/>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D&quot;:&quot;ddjiyxqv&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ueKtWYuxv0"/>(Papert and Turkle, 1990:134)<text:reference-mark-end text:name="ZOTERO_ITEM CSL_CITATION {&quot;citationID&quot;:&quot;ddjiyxqv&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ueKtWYuxv0"/>.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D&quot;:&quot;qjhicly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kTe0GcANK"/>(1990)<text:reference-mark-end text:name="ZOTERO_ITEM CSL_CITATION {&quot;citationID&quot;:&quot;qjhicly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gkTe0GcANK"/>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text:soft-page-break/>Observations on abstract / concrete dimensions in my data related to gameplay design patterns.<text:bookmark-end text:name="observations-on-abstract-concrete-dimensions-in-my-data-related-to-gameplay-design-patterns."/></text:h>
      <text:p text:style-name="P2">Turning to my design / analyis</text:p>
      <text:p text:style-name="Text_20_body">I now returning to the proposal of GDPs as a useful intermediate level framework, given the framing of abstract in summary above, and explore this proposal using the findings of my research process.</text:p>
      <text:p text:style-name="P32">In terms of CT, and semantic waves</text:p>
      <text:p text:style-name="Text_20_body">LATER? 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However, while it is problematised in relation to agency development later, While this research doesn’t negate the value of explicit teaching of computational thinking,</text:p>
      <text:p text:style-name="Text_20_body">Thus, I would propose that a design pattern approach, with structured reflection is an excellent way to do that. This was an area of development in P4, with a diagram expressed which drew on the concept of semantic waves.</text:p>
      <text:p text:style-name="Text_20_body">LINK TO DIAGRAM</text:p>
      <text:p text:style-name="Text_20_body">Then, Turning to the value of a learning map of learning dimensions, If CT is needed, then P4 developed resources suitable for such reflection. Linking from docs to descriptions. This does need development, an area of promise though.</text:p>
      <text:p text:style-name="Text_20_body">LINK TO LEARNING Map 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3b6tRKqk3q"/>(Barron et al., 1998:63)<text:reference-mark-end text:name="ZOTERO_ITEM CSL_CITATION {&quot;citationID&quot;:&quot;lvkgisqz&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3b6tRKqk3q"/>.</text:p>
      <text:p text:style-name="Text_20_body">PERHAPS BRING UP UP TO DATE ISSUE OF TRANSFER. - BUT PERHAPS LEAVE FOR CONCLUSION. NOTE ALSO THE BALANCE BETWEEN CT CONCRETE SKILLS AND TRANSFER IN <text:reference-mark-start text:name="ZOTERO_ITEM CSL_CITATION {&quot;citationID&quot;:&quot;sblzsfmw&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hlNYBRZ6xi"/>(Kynigos and Grizioti, 2020)<text:reference-mark-end text:name="ZOTERO_ITEM CSL_CITATION {&quot;citationID&quot;:&quot;sblzsfmw&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hlNYBRZ6xi"/></text:p>
      <text:p text:style-name="P32">LOA</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eV8aRMx7w"/>(Waite et al., 2018b)<text:reference-mark-end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eV8aRMx7w"/></text:p>
      <text:p text:style-name="Text_20_body"><text:soft-page-break/>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p text:style-name="Text_20_body">MERGE WITH BELOW SECTION - OR BE CLEAR HOW DIFFERENT DATA / ANALYSIS</text:p>
      <text:p text:style-name="P32">On intermediate analysis</text:p>
      <text:p text:style-name="Text_20_body">To explore the findings of last chapter in relation to this exploration of the nature and purpose of abstraction in guiding frameworks in learning programming, I return to research on the use of gameplay design patterns.</text:p>
      <text:p text:style-name="Text_20_body">ANYTHING HERE ON REPENNING?</text:p>
      <text:p text:style-name="Text_20_body">In the research of Eriksson et al on GDPs and young people co-revising an existing digital game with researchers <text:reference-mark-start text:name="ZOTERO_ITEM CSL_CITATION {&quot;citationID&quot;:&quot;vbcyemfv&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Ms3SgDzSk"/>(2019)<text:reference-mark-end text:name="ZOTERO_ITEM CSL_CITATION {&quot;citationID&quot;:&quot;vbcyemfv&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7Ms3SgDzSk"/>, the positioning as GDPs as an intermediate construct between general theories and more concrete implementation. In their research, the nature of the general theories are not clearly articulated. This may in part be due to their decoupling of the problem-solution structure present in convention conceptions of design patterns to focus only on descriptions of patterns rather than any detail of solution. Thus the general theories may relate to the researchers field in practice, that of Child-Computer Interaction (CCI) <text:reference-mark-start text:name="ZOTERO_ITEM CSL_CITATION {&quot;citationID&quot;:&quot;viffpcru&quot;,&quot;properties&quot;:{&quot;formattedCitation&quot;:&quot;(Lehnert et al., 2022)&quot;,&quot;plainCitation&quot;:&quot;(Lehnert et al., 2022)&quot;,&quot;noteIndex&quot;:0},&quot;citationItems&quot;:[{&quot;id&quot;:10131,&quot;uris&quot;:[&quot;http://zotero.org/users/1913249/items/3RBUJUQA&quot;],&quot;itemData&quot;:{&quot;id&quot;:10131,&quot;type&quot;:&quot;article-journal&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ontainer-title&quot;:&quot;International Journal of Child-Computer Interaction&quot;,&quot;DOI&quot;:&quot;10.1016/j.ijcci.2021.100398&quot;,&quot;ISSN&quot;:&quot;2212-8689&quot;,&quot;journalAbbreviation&quot;:&quot;International Journal of Child-Computer Interaction&quot;,&quot;page&quot;:&quot;100398&quot;,&quot;source&quot;:&quot;ScienceDirect&quot;,&quot;title&quot;:&quot;Child–Computer Interaction: From a systematic review towards an integrated understanding of interaction design methods for children&quot;,&quot;title-short&quot;:&quot;Child–Computer Interaction&quot;,&quot;URL&quot;:&quot;https://www.sciencedirect.com/science/article/pii/S2212868921000908&quot;,&quot;volume&quot;:&quot;32&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accessed&quot;:{&quot;date-parts&quot;:[[&quot;2025&quot;,3,4]]},&quot;issued&quot;:{&quot;date-parts&quot;:[[&quot;2022&quot;,6,1]]},&quot;citation-key&quot;:&quot;lehnert_childcomputer_2022&quot;},&quot;prefix&quot;:&quot;&quot;,&quot;suffix&quot;:&quot;&quot;}],&quot;schema&quot;:&quot;https://github.com/citation-style-language/schema/raw/master/csl-citation.json&quot;} RND2SKvhkB87w"/>(Lehnert et al., 2022)<text:reference-mark-end text:name="ZOTERO_ITEM CSL_CITATION {&quot;citationID&quot;:&quot;viffpcru&quot;,&quot;properties&quot;:{&quot;formattedCitation&quot;:&quot;(Lehnert et al., 2022)&quot;,&quot;plainCitation&quot;:&quot;(Lehnert et al., 2022)&quot;,&quot;noteIndex&quot;:0},&quot;citationItems&quot;:[{&quot;id&quot;:10131,&quot;uris&quot;:[&quot;http://zotero.org/users/1913249/items/3RBUJUQA&quot;],&quot;itemData&quot;:{&quot;id&quot;:10131,&quot;type&quot;:&quot;article-journal&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ontainer-title&quot;:&quot;International Journal of Child-Computer Interaction&quot;,&quot;DOI&quot;:&quot;10.1016/j.ijcci.2021.100398&quot;,&quot;ISSN&quot;:&quot;2212-8689&quot;,&quot;journalAbbreviation&quot;:&quot;International Journal of Child-Computer Interaction&quot;,&quot;page&quot;:&quot;100398&quot;,&quot;source&quot;:&quot;ScienceDirect&quot;,&quot;title&quot;:&quot;Child–Computer Interaction: From a systematic review towards an integrated understanding of interaction design methods for children&quot;,&quot;title-short&quot;:&quot;Child–Computer Interaction&quot;,&quot;URL&quot;:&quot;https://www.sciencedirect.com/science/article/pii/S2212868921000908&quot;,&quot;volume&quot;:&quot;32&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accessed&quot;:{&quot;date-parts&quot;:[[&quot;2025&quot;,3,4]]},&quot;issued&quot;:{&quot;date-parts&quot;:[[&quot;2022&quot;,6,1]]},&quot;citation-key&quot;:&quot;lehnert_childcomputer_2022&quot;},&quot;prefix&quot;:&quot;&quot;,&quot;suffix&quot;:&quot;&quot;}],&quot;schema&quot;:&quot;https://github.com/citation-style-language/schema/raw/master/csl-citation.json&quot;} RND2SKvhkB87w"/>, as the theories of this domain would be less accessible to children than their framework of a carefully chosen collection of GDPs.</text:p>
      <text:p text:style-name="Text_20_body">In summary, Eriksson et al. note the utility of GDP concepts as a lingua franca, to help framing of analysis, to help the inspiration of participants. It should be noted that much of this analysis of the use of GDPs focused on the researcher perspective rather than that of participants.</text:p>
      <text:p text:style-name="Text_20_body">Thus following section develops this line of research, making more explicit the observed and potential uses in participant game making, as tools by facilitator and researchers. It also explores more explicitly the positioning of GDPs as an intermediate framework between concrete code implementation and the more abstract frameworks articulated above.</text:p>
      <text:h text:style-name="P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xntDc4RH1E"/>(Muller et al., 2004; Waite and Sentance, 2021)<text:reference-mark-end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xntDc4RH1E"/>.</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8">
        <text:list-item>
          <text:p text:style-name="P35">Goal formation - in ideation, prioritisation.</text:p>
        </text:list-item>
        <text:list-item>
          <text:p text:style-name="P35">Navigation, structuring of resources and docs - and in a holistic sense<text:line-break/></text:p>
        </text:list-item>
        <text:list-item>
          <text:p text:style-name="P35">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text:soft-page-break/>actions and operations needed to complete it.</text:p>
      <text:p text:style-name="Text_20_body">Reflections in progression of design in P4 showed my reluctance to lead with abstract concepts, and even in integrating them into the learning.map and documentation.</text:p>
      <text:h text:style-name="P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BUT WHAT ABOUT LEARNERS? HERE THE PERSPECTIVE IS BLURRED IF TEACHERS ARE STEERING TOWARDS A CURRICULUM.</text:p>
      <text:p text:style-name="Text_20_body">As synthesis, in terms of semantic waves, the movement between abstract and concrete is helpful to address some of the issues concerning inclusion and accessibility of overly abstract approaches <text:reference-mark-start text:name="ZOTERO_ITEM CSL_CITATION {&quot;citationID&quot;:&quot;qnkjsurd&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C2W8dg1R7b"/>(Papert and Turkle, 1990)<text:reference-mark-end text:name="ZOTERO_ITEM CSL_CITATION {&quot;citationID&quot;:&quot;qnkjsurd&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C2W8dg1R7b"/>.</text:p>
      <text:p text:style-name="Text_20_body">Waite and colleagues <text:reference-mark-start text:name="ZOTERO_ITEM CSL_CITATION {&quot;citationID&quot;:&quot;grweirwq&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B4xOgMtLdp"/>(Waite et al., 2018a)<text:reference-mark-end text:name="ZOTERO_ITEM CSL_CITATION {&quot;citationID&quot;:&quot;grweirwq&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B4xOgMtLdp"/>, also identify the intermediate design level of the LOA model as that suitable for supporting grounded abstraction in learner coding. CAN THIS BE WRAPPED UP A BIT HERE? RESOLVE NEATLY? PRAGMATICALLY.</text:p>
      <text:p text:style-name="Text_20_body">Different purposes and contexts of learning may require different interpretations, for example greater awareness of abstract concepts for reasons of assessment. According to <text:reference-mark-start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1V78GQtEF"/>(Barendregt et al., 2018)<text:reference-mark-end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m1V78GQtEF"/>, in their identification of design patterns as intermediate level construct, identifying a suitable the level of abstraction is recommended to best support the goals of learners FIND REASON.</text:p>
      <text:p text:style-name="Text_20_body">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h text:style-name="P4" text:outline-level="4"><text:bookmark-start text:name="addressing-utility-findings-for-researchers-and-the-field"/>Addressing utility/ findings for researchers and the field<text:bookmark-end text:name="addressing-utility-findings-for-researchers-and-the-field"/></text:h>
      <text:p text:style-name="First_20_paragraph">It’s in the following section</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h text:style-name="Heading_20_4" text:outline-level="4"><text:bookmark-start text:name="quick-re-framing-of-my-pedagogical-approach-in-ac-dimension"/><text:soft-page-break/>Quick Re-framing of My pedagogical approach in a/c dimension<text:bookmark-end text:name="quick-re-framing-of-my-pedagogical-approach-in-ac-dimension"/></text:h>
      <text:p text:style-name="First_20_paragraph">We now return to the question.</text:p>
      <text:p text:style-name="Text_20_body">Q: What is abstraction and who useful for? A: In this study. GDPs are useful as a inclusive, intermediate framework, with alignment between experience and abstractions of product.</text:p>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9">
        <text:list-item>
          <text:p text:style-name="P36">guide learners to use GDPs as their primary leading activity, or object in CHAT terms</text:p>
        </text:list-item>
        <text:list-item>
          <text:p text:style-name="P36">provide a documentation supporting structure aligned to these sub-goals</text:p>
        </text:list-item>
        <text:list-item>
          <text:p text:style-name="P36">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p text:style-name="P32">Applicable beyond this domain / new contributions to research area</text:p>
      <text:p text:style-name="Text_20_body">While the search for intermediate design concepts is applicable in other domains, how can this research contribute to this area of research?</text:p>
      <text:list text:style-name="L30">
        <text:list-item>
          <text:p text:style-name="P37">a stronger focus on participants and facilitators in this area.</text:p>
        </text:list-item>
        <text:list-item>
          <text:p text:style-name="P37">which creates a larger scope of use of GDPs than that imagined by Eriksson et al. which incorporates more social / cultural uses</text:p>
        </text:list-item>
        <text:list-item>
          <text:p text:style-name="P37">a experimental process led by participants in curating the menu of patterns (within limits set by facilitators)</text:p>
        </text:list-item>
      </text:list>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ext:soft-page-break/>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iwpqtuug&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CTdmISogsC"/>(Resnick, 2020)<text:reference-mark-end text:name="ZOTERO_ITEM CSL_CITATION {&quot;citationID&quot;:&quot;iwpqtuug&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CTdmISogsC"/>).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D&quot;:&quot;qodpasnv&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8vIGDsuTER"/>(Sentance et al., 2019; Hwang et al., 2023)<text:reference-mark-end text:name="ZOTERO_ITEM CSL_CITATION {&quot;citationID&quot;:&quot;qodpasnv&quot;,&quot;properties&quot;:{&quot;formattedCitation&quot;:&quot;(Sentance et al., 2019; Hwang et al., 2023)&quot;,&quot;plainCitation&quot;:&quot;(Sentance et al., 2019;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8vIGDsuTER"/>,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05T11:23:20Z</meta:creation-date>
    <dc:date>2025-03-05T11:29:28.582309632</dc:date>
    <meta:editing-duration>PT5M56S</meta:editing-duration>
    <meta:editing-cycles>2</meta:editing-cycles>
    <meta:document-statistic meta:table-count="1" meta:image-count="0" meta:object-count="0" meta:page-count="8" meta:paragraph-count="133" meta:word-count="3705" meta:character-count="23669" meta:non-whitespace-character-count="20106"/>
    <meta:user-defined meta:name="ZOTERO_PREF_1">&lt;data data-version="3" zotero-version="7.0.13"&gt;&lt;session id="XpTOty07"/&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